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1.4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4.82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a36e" officeooo:paragraph-rsid="001ca36e"/>
    </style:style>
    <style:style style:name="P2" style:family="paragraph" style:parent-style-name="Table_20_Contents">
      <style:text-properties officeooo:rsid="001ca36e" officeooo:paragraph-rsid="001ce6ea"/>
    </style:style>
    <style:style style:name="P3" style:family="paragraph" style:parent-style-name="Table_20_Contents">
      <style:text-properties officeooo:rsid="001ce6ea" officeooo:paragraph-rsid="001ce6ea"/>
    </style:style>
    <style:style style:name="T1" style:family="text">
      <style:text-properties officeooo:rsid="001ce6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Utility</text:p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1">Abstract class</text:p>
          </table:table-cell>
          <table:table-cell table:style-name="Table1.B2" office:value-type="string">
            <text:p text:style-name="P1">Ipconfig</text:p>
            <text:p text:style-name="P1">Ping</text:p>
            <text:p text:style-name="P1">NetworkConnection</text:p>
            <text:p text:style-name="P1">PortScanner</text:p>
            <text:p text:style-name="P1">ListNets</text:p>
            <text:p text:style-name="P1">ListNIFs</text:p>
            <text:p text:style-name="P1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Ipconfig</text:p>
            <text:p text:style-name="P1"/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Fetch IP Address of system</text:p>
            <text:p text:style-name="P1">Display IP Address of system</text:p>
          </table:table-cell>
          <table:table-cell table:style-name="Table2.B2" office:value-type="string">
            <text:p text:style-name="P1">Utility</text:p>
            <text:p text:style-name="P1">Network Interface</text:p>
            <text:p text:style-name="P1">Inet Address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Ping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Accept IP Address whose reachability to be checked</text:p>
            <text:p text:style-name="P1">Send data packets to given IP Address</text:p>
            <text:p text:style-name="P1">Check whether recieving back data packets or not</text:p>
            <text:p text:style-name="P1">Display whether given IP Address is reachable or not <text:s/></text:p>
          </table:table-cell>
          <table:table-cell table:style-name="Table3.B2" office:value-type="string">
            <text:p text:style-name="P1">Utility</text:p>
            <text:p text:style-name="P1">Inet Address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NetworkConnection</text:p>
          </table:table-cell>
          <table:table-cell table:style-name="Table4.B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1">Fetch all network related information</text:p>
            <text:p text:style-name="P1">Display </text:p>
          </table:table-cell>
          <table:table-cell table:style-name="Table4.B2" office:value-type="string">
            <text:p text:style-name="P1">Utility</text:p>
            <text:p text:style-name="P1">Network Interface</text:p>
            <text:p text:style-name="P1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PScanner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1">Accept range of ports whose <text:span text:style-name="T1">working status </text:span>to be checked</text:p>
            <text:p text:style-name="P2">Send data packets to each and every port whose <text:s/><text:span text:style-name="T1">working status </text:span>to be checked</text:p>
            <text:p text:style-name="P1">Check whether recieving back data packets or not</text:p>
            <text:p text:style-name="P1">Do so for all ports</text:p>
            <text:p text:style-name="P1">Display which port is working or not</text:p>
          </table:table-cell>
          <table:table-cell table:style-name="Table5.B2" office:value-type="string">
            <text:p text:style-name="P1">Utility</text:p>
            <text:p text:style-name="P1">Inet Address</text:p>
            <text:p text:style-name="P1">Socket</text:p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3">ListNets</text:p>
          </table:table-cell>
          <table:table-cell table:style-name="Table6.B1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P2">Fetch all network <text:span text:style-name="T1">interface</text:span> information</text:p>
            <text:p text:style-name="P2">Display</text:p>
          </table:table-cell>
          <table:table-cell table:style-name="Table6.B2" office:value-type="string">
            <text:p text:style-name="P2">Utility</text:p>
            <text:p text:style-name="P2">Network Interface</text:p>
            <text:p text:style-name="P2">Inet Address</text:p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">ListNIFs</text:p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2">Fetch all network <text:span text:style-name="T1">sub-interface</text:span> information</text:p>
            <text:p text:style-name="P2">Display</text:p>
          </table:table-cell>
          <table:table-cell table:style-name="Table7.B2" office:value-type="string">
            <text:p text:style-name="P2">Utility</text:p>
            <text:p text:style-name="P2">Network Interface</text:p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">NetworkInterface</text:p>
          </table:table-cell>
          <table:table-cell table:style-name="Table8.B1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">Check for more elements of information</text:p>
            <text:p text:style-name="P3">Display next element</text:p>
            <text:p text:style-name="P3">Fetch Display name</text:p>
            <text:p text:style-name="P3">Fetch interface address </text:p>
            <text:p text:style-name="P3">Fetch canonical host name</text:p>
            <text:p text:style-name="P3">Fetch host address</text:p>
            <text:p text:style-name="P3">Fetch list of all sub - interface</text:p>
          </table:table-cell>
          <table:table-cell table:style-name="Table8.B2" office:value-type="string">
            <text:p text:style-name="P3">Ipconfig</text:p>
            <text:p text:style-name="P3">NetworkConnection</text:p>
            <text:p text:style-name="P3">ListNets</text:p>
            <text:p text:style-name="P3">ListNIFs</text:p>
          </table:table-cell>
        </table:table-row>
      </table:table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>InetAddress</text:p>
          </table:table-cell>
          <table:table-cell table:style-name="Table9.B1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3">Fetch local host</text:p>
            <text:p text:style-name="P3">Fetch host address</text:p>
            <text:p text:style-name="P3">Fetch inet address</text:p>
            <text:p text:style-name="P3">Fetch host by name</text:p>
          </table:table-cell>
          <table:table-cell table:style-name="Table9.B2" office:value-type="string">
            <text:p text:style-name="P3">Ipconfig</text:p>
            <text:p text:style-name="P3">Ping</text:p>
            <text:p text:style-name="P3">PScanner</text:p>
            <text:p text:style-name="P3">ListNet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6:18:33.989375773</meta:creation-date>
    <dc:date>2017-11-16T16:58:10.973560956</dc:date>
    <meta:editing-duration>PT18M5S</meta:editing-duration>
    <meta:editing-cycles>1</meta:editing-cycles>
    <meta:generator>LibreOffice/5.1.6.2$Linux_X86_64 LibreOffice_project/10m0$Build-2</meta:generator>
    <meta:document-statistic meta:table-count="9" meta:image-count="0" meta:object-count="0" meta:page-count="2" meta:paragraph-count="67" meta:word-count="194" meta:character-count="1255" meta:non-whitespace-character-count="1123"/>
  </office:meta>
</office:document-meta>
</file>